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" svg:font-family="'Droid Sans Devanagari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letter-kerning="true" fo:country="none" style:country-asian="none" style:font-name-asian="Droid Sans Devanagari" style:font-size-asian="12pt" style:font-weight-asian="bold" style:font-weight-complex="bold"/>
    </style:style>
    <style:style style:name="T2" style:family="text">
      <style:text-properties fo:font-weight="bold" style:letter-kerning="true" fo:country="none" style:country-asian="none" style:font-name-asian="Droid Sans Devanagari" style:font-size-asian="12pt" style:font-weight-asian="bold" style:font-weight-complex="bold" fo:font-size="12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1.12mm" svg:height="129.95mm" svg:x="28.54mm" svg:y="107.03mm">
            <loext:p draw:notify-on-update-of-ranges="Sheet1.S3:Sheet1.S11 Sheet1.S2:Sheet1.S2 Sheet1.O3:Sheet1.O11 Sheet1.P3:Sheet1.P11 Sheet1.P2:Sheet1.P2 Sheet1.O3:Sheet1.O11 Sheet1.Q3:Sheet1.Q11 Sheet1.Q2:Sheet1.Q2 Sheet1.O3:Sheet1.O11 Sheet1.R3:Sheet1.R11 Sheet1.R2:Sheet1.R2 Sheet1.O3:Sheet1.O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5"/>
        <table:table-column table:style-name="co7" table:default-cell-style-name="ce7"/>
        <table:table-column table:style-name="co8" table:number-columns-repeated="3" table:default-cell-style-name="ce7"/>
        <table:table-column table:style-name="co8" table:number-columns-repeated="6" table:default-cell-style-name="Default"/>
        <table:table-row table:style-name="ro1">
          <table:table-cell table:style-name="Default" table:number-columns-repeated="13"/>
          <table:table-cell table:number-columns-repeated="2"/>
          <table:table-cell office:value-type="string" calcext:value-type="string">
            <text:p>Normalized to 0 → 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itsize</text:p>
          </table:table-cell>
          <table:table-cell table:style-name="ce1" office:value-type="string" calcext:value-type="string">
            <text:p>No. of Genotypes</text:p>
          </table:table-cell>
          <table:table-cell table:style-name="ce1" office:value-type="string" calcext:value-type="string">
            <text:p>No. of Markers</text:p>
          </table:table-cell>
          <table:table-cell table:style-name="ce3" office:value-type="string" calcext:value-type="string">
            <text:p><text:span text:style-name="T1"> </text:span><text:span text:style-name="T2">Total Genotypes</text:span>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Mean</text:p>
          </table:table-cell>
          <table:table-cell table:style-name="ce6" table:number-columns-repeated="3"/>
          <table:table-cell/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Bitsize</text:p>
          </table:table-cell>
          <table:table-cell table:style-name="ce8" office:value-type="string" calcext:value-type="string">
            <text:p>No. of Genotypes</text:p>
          </table:table-cell>
          <table:table-cell table:style-name="ce8" office:value-type="string" calcext:value-type="string">
            <text:p>No. of Markers</text:p>
          </table:table-cell>
          <table:table-cell table:style-name="ce8" office:value-type="string" calcext:value-type="string">
            <text:p>Total Genotype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155" calcext:value-type="float">
            <text:p>35155</text:p>
          </table:table-cell>
          <table:table-cell table:formula="of:=[.B3]*[.C3]" office:value-type="float" office:value="175775" calcext:value-type="float">
            <text:p>17577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AVERAGE([.F3:.I3])" office:value-type="float" office:value="122.25" calcext:value-type="float">
            <text:p>122.25</text:p>
          </table:table-cell>
          <table:table-cell table:number-columns-repeated="4"/>
          <table:table-cell table:formula="of:=[.J3]" office:value-type="float" office:value="122.25" calcext:value-type="float">
            <text:p>122.25</text:p>
          </table:table-cell>
          <table:table-cell table:formula="of:=([.A3]-[.A$13])/[.A$14]" office:value-type="float" office:value="0" calcext:value-type="float">
            <text:p>0</text:p>
          </table:table-cell>
          <table:table-cell table:formula="of:=([.B3]-[.B$13])/[.B$14]" office:value-type="float" office:value="0" calcext:value-type="float">
            <text:p>0</text:p>
          </table:table-cell>
          <table:table-cell table:formula="of:=([.C3]-[.C$13])/[.C$14]" office:value-type="float" office:value="0.562668148321441" calcext:value-type="float">
            <text:p>0.5626681483</text:p>
          </table:table-cell>
          <table:table-cell table:formula="of:=([.D3]-[.D$13])/[.D$14]" office:value-type="float" office:value="0.0327983595891086" calcext:value-type="float">
            <text:p>0.032798359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479" calcext:value-type="float">
            <text:p>41479</text:p>
          </table:table-cell>
          <table:table-cell table:formula="of:=[.B4]*[.C4]" office:value-type="float" office:value="248874" calcext:value-type="float">
            <text:p>248874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4:.I4])" office:value-type="float" office:value="122" calcext:value-type="float">
            <text:p>122</text:p>
          </table:table-cell>
          <table:table-cell table:number-columns-repeated="4"/>
          <table:table-cell table:formula="of:=[.J4]" office:value-type="float" office:value="122" calcext:value-type="float">
            <text:p>122</text:p>
          </table:table-cell>
          <table:table-cell table:formula="of:=([.A4]-[.A$13])/[.A$14]" office:value-type="float" office:value="0.0769230769230769" calcext:value-type="float">
            <text:p>0.0769230769</text:p>
          </table:table-cell>
          <table:table-cell table:formula="of:=([.B4]-[.B$13])/[.B$14]" office:value-type="float" office:value="0.111111111111111" calcext:value-type="float">
            <text:p>0.1111111111</text:p>
          </table:table-cell>
          <table:table-cell table:formula="of:=([.C4]-[.C$13])/[.C$14]" office:value-type="float" office:value="0.747602058720318" calcext:value-type="float">
            <text:p>0.7476020587</text:p>
          </table:table-cell>
          <table:table-cell table:formula="of:=([.D4]-[.D$13])/[.D$14]" office:value-type="float" office:value="0.176923835249118" calcext:value-type="float">
            <text:p>0.176923835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421" calcext:value-type="float">
            <text:p>43421</text:p>
          </table:table-cell>
          <table:table-cell table:formula="of:=[.B5]*[.C5]" office:value-type="float" office:value="390789" calcext:value-type="float">
            <text:p>390789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 office:value-type="float" office:value="122" calcext:value-type="float">
            <text:p>122</text:p>
          </table:table-cell>
          <table:table-cell table:formula="of:=AVERAGE([.F5:.I5])" office:value-type="float" office:value="122.25" calcext:value-type="float">
            <text:p>122.25</text:p>
          </table:table-cell>
          <table:table-cell table:number-columns-repeated="4"/>
          <table:table-cell table:formula="of:=[.J5]" office:value-type="float" office:value="122.25" calcext:value-type="float">
            <text:p>122.25</text:p>
          </table:table-cell>
          <table:table-cell table:formula="of:=([.A5]-[.A$13])/[.A$14]" office:value-type="float" office:value="0.153846153846154" calcext:value-type="float">
            <text:p>0.1538461538</text:p>
          </table:table-cell>
          <table:table-cell table:formula="of:=([.B5]-[.B$13])/[.B$14]" office:value-type="float" office:value="0.444444444444444" calcext:value-type="float">
            <text:p>0.4444444444</text:p>
          </table:table-cell>
          <table:table-cell table:formula="of:=([.C5]-[.C$13])/[.C$14]" office:value-type="float" office:value="0.804392326587905" calcext:value-type="float">
            <text:p>0.8043923266</text:p>
          </table:table-cell>
          <table:table-cell table:formula="of:=([.D5]-[.D$13])/[.D$14]" office:value-type="float" office:value="0.45673021944439" calcext:value-type="float">
            <text:p>0.456730219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421" calcext:value-type="float">
            <text:p>43421</text:p>
          </table:table-cell>
          <table:table-cell table:formula="of:=[.B6]*[.C6]" office:value-type="float" office:value="347368" calcext:value-type="float">
            <text:p>347368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6:.I6])" office:value-type="float" office:value="122" calcext:value-type="float">
            <text:p>122</text:p>
          </table:table-cell>
          <table:table-cell table:number-columns-repeated="4"/>
          <table:table-cell table:formula="of:=[.J6]" office:value-type="float" office:value="122" calcext:value-type="float">
            <text:p>122</text:p>
          </table:table-cell>
          <table:table-cell table:formula="of:=([.A6]-[.A$13])/[.A$14]" office:value-type="float" office:value="0.230769230769231" calcext:value-type="float">
            <text:p>0.2307692308</text:p>
          </table:table-cell>
          <table:table-cell table:formula="of:=([.B6]-[.B$13])/[.B$14]" office:value-type="float" office:value="0.333333333333333" calcext:value-type="float">
            <text:p>0.3333333333</text:p>
          </table:table-cell>
          <table:table-cell table:formula="of:=([.C6]-[.C$13])/[.C$14]" office:value-type="float" office:value="0.804392326587905" calcext:value-type="float">
            <text:p>0.8043923266</text:p>
          </table:table-cell>
          <table:table-cell table:formula="of:=([.D6]-[.D$13])/[.D$14]" office:value-type="float" office:value="0.371119304402689" calcext:value-type="float">
            <text:p>0.371119304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480" calcext:value-type="float">
            <text:p>41480</text:p>
          </table:table-cell>
          <table:table-cell table:formula="of:=[.B7]*[.C7]" office:value-type="float" office:value="456280" calcext:value-type="float">
            <text:p>456280</text:p>
          </table:table-cell>
          <table:table-cell/>
          <table:table-cell table:number-columns-repeated="5" office:value-type="float" office:value="122" calcext:value-type="float">
            <text:p>122</text:p>
          </table:table-cell>
          <table:table-cell table:number-columns-repeated="4"/>
          <table:table-cell table:formula="of:=[.J7]" office:value-type="float" office:value="122" calcext:value-type="float">
            <text:p>122</text:p>
          </table:table-cell>
          <table:table-cell table:formula="of:=([.A7]-[.A$13])/[.A$14]" office:value-type="float" office:value="0.461538461538462" calcext:value-type="float">
            <text:p>0.4615384615</text:p>
          </table:table-cell>
          <table:table-cell table:formula="of:=([.B7]-[.B$13])/[.B$14]" office:value-type="float" office:value="0.666666666666667" calcext:value-type="float">
            <text:p>0.6666666667</text:p>
          </table:table-cell>
          <table:table-cell table:formula="of:=([.C7]-[.C$13])/[.C$14]" office:value-type="float" office:value="0.747631301906656" calcext:value-type="float">
            <text:p>0.7476313019</text:p>
          </table:table-cell>
          <table:table-cell table:formula="of:=([.D7]-[.D$13])/[.D$14]" office:value-type="float" office:value="0.585855399357243" calcext:value-type="float">
            <text:p>0.5858553994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110" calcext:value-type="float">
            <text:p>50110</text:p>
          </table:table-cell>
          <table:table-cell table:formula="of:=[.B8]*[.C8]" office:value-type="float" office:value="350770" calcext:value-type="float">
            <text:p>350770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8:.I8])" office:value-type="float" office:value="122" calcext:value-type="float">
            <text:p>122</text:p>
          </table:table-cell>
          <table:table-cell table:number-columns-repeated="4"/>
          <table:table-cell table:formula="of:=[.J8]" office:value-type="float" office:value="122" calcext:value-type="float">
            <text:p>122</text:p>
          </table:table-cell>
          <table:table-cell table:formula="of:=([.A8]-[.A$13])/[.A$14]" office:value-type="float" office:value="0.576923076923077" calcext:value-type="float">
            <text:p>0.5769230769</text:p>
          </table:table-cell>
          <table:table-cell table:formula="of:=([.B8]-[.B$13])/[.B$14]" office:value-type="float" office:value="0.222222222222222" calcext:value-type="float">
            <text:p>0.2222222222</text:p>
          </table:table-cell>
          <table:table-cell table:formula="of:=([.C8]-[.C$13])/[.C$14]" office:value-type="float" office:value="1" calcext:value-type="float">
            <text:p>1</text:p>
          </table:table-cell>
          <table:table-cell table:formula="of:=([.D8]-[.D$13])/[.D$14]" office:value-type="float" office:value="0.37782684989846" calcext:value-type="float">
            <text:p>0.3778268499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914" calcext:value-type="float">
            <text:p>15914</text:p>
          </table:table-cell>
          <table:table-cell table:formula="of:=[.B9]*[.C9]" office:value-type="float" office:value="159140" calcext:value-type="float">
            <text:p>15914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formula="of:=AVERAGE([.F9:.I9])" office:value-type="float" office:value="130.75" calcext:value-type="float">
            <text:p>130.75</text:p>
          </table:table-cell>
          <table:table-cell table:number-columns-repeated="4"/>
          <table:table-cell table:formula="of:=[.J9]" office:value-type="float" office:value="130.75" calcext:value-type="float">
            <text:p>130.75</text:p>
          </table:table-cell>
          <table:table-cell table:formula="of:=([.A9]-[.A$13])/[.A$14]" office:value-type="float" office:value="0.692307692307692" calcext:value-type="float">
            <text:p>0.6923076923</text:p>
          </table:table-cell>
          <table:table-cell table:formula="of:=([.B9]-[.B$13])/[.B$14]" office:value-type="float" office:value="0.555555555555556" calcext:value-type="float">
            <text:p>0.5555555556</text:p>
          </table:table-cell>
          <table:table-cell table:formula="of:=([.C9]-[.C$13])/[.C$14]" office:value-type="float" office:value="0" calcext:value-type="float">
            <text:p>0</text:p>
          </table:table-cell>
          <table:table-cell table:formula="of:=([.D9]-[.D$13])/[.D$14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914" calcext:value-type="float">
            <text:p>15914</text:p>
          </table:table-cell>
          <table:table-cell table:formula="of:=[.B10]*[.C10]" office:value-type="float" office:value="175054" calcext:value-type="float">
            <text:p>175054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4" office:value-type="float" office:value="151" calcext:value-type="float">
            <text:p>151</text:p>
          </table:table-cell>
          <table:table-cell table:number-columns-repeated="4"/>
          <table:table-cell table:formula="of:=[.J10]" office:value-type="float" office:value="151" calcext:value-type="float">
            <text:p>151</text:p>
          </table:table-cell>
          <table:table-cell table:formula="of:=([.A10]-[.A$13])/[.A$14]" office:value-type="float" office:value="0.769230769230769" calcext:value-type="float">
            <text:p>0.7692307692</text:p>
          </table:table-cell>
          <table:table-cell table:formula="of:=([.B10]-[.B$13])/[.B$14]" office:value-type="float" office:value="0.666666666666667" calcext:value-type="float">
            <text:p>0.6666666667</text:p>
          </table:table-cell>
          <table:table-cell table:formula="of:=([.C10]-[.C$13])/[.C$14]" office:value-type="float" office:value="0" calcext:value-type="float">
            <text:p>0</text:p>
          </table:table-cell>
          <table:table-cell table:formula="of:=([.D10]-[.D$13])/[.D$14]" office:value-type="float" office:value="0.0313768015930913" calcext:value-type="float">
            <text:p>0.031376801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7595" calcext:value-type="float">
            <text:p>47595</text:p>
          </table:table-cell>
          <table:table-cell table:formula="of:=[.B11]*[.C11]" office:value-type="float" office:value="666330" calcext:value-type="float">
            <text:p>666330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3" office:value-type="float" office:value="184" calcext:value-type="float">
            <text:p>184</text:p>
          </table:table-cell>
          <table:table-cell table:formula="of:=AVERAGE([.F11:.I11])" office:value-type="float" office:value="184.25" calcext:value-type="float">
            <text:p>184.25</text:p>
          </table:table-cell>
          <table:table-cell table:number-columns-repeated="4"/>
          <table:table-cell table:formula="of:=[.J11]" office:value-type="float" office:value="184.25" calcext:value-type="float">
            <text:p>184.25</text:p>
          </table:table-cell>
          <table:table-cell table:formula="of:=([.A11]-[.A$13])/[.A$14]" office:value-type="float" office:value="1" calcext:value-type="float">
            <text:p>1</text:p>
          </table:table-cell>
          <table:table-cell table:formula="of:=([.B11]-[.B$13])/[.B$14]" office:value-type="float" office:value="1" calcext:value-type="float">
            <text:p>1</text:p>
          </table:table-cell>
          <table:table-cell table:formula="of:=([.C11]-[.C$13])/[.C$14]" office:value-type="float" office:value="0.926453386360978" calcext:value-type="float">
            <text:p>0.9264533864</text:p>
          </table:table-cell>
          <table:table-cell table:formula="of:=([.D11]-[.D$13])/[.D$14]" office:value-type="float" office:value="1" calcext:value-type="float">
            <text:p>1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table:style-name="Default" table:formula="of:=MIN([.A3:.A11])" office:value-type="float" office:value="3" calcext:value-type="float">
            <text:p>3</text:p>
          </table:table-cell>
          <table:table-cell table:style-name="Default" table:formula="of:=MIN([.B3:.B11])" office:value-type="float" office:value="5" calcext:value-type="float">
            <text:p>5</text:p>
          </table:table-cell>
          <table:table-cell table:style-name="Default" table:formula="of:=MIN([.C3:.C11])" office:value-type="float" office:value="15914" calcext:value-type="float">
            <text:p>15914</text:p>
          </table:table-cell>
          <table:table-cell table:style-name="Default" table:formula="of:=MIN([.D3:.D11])" office:value-type="float" office:value="159140" calcext:value-type="float">
            <text:p>159140</text:p>
          </table:table-cell>
          <table:table-cell table:style-name="Default"/>
          <table:table-cell table:style-name="Default" table:formula="of:=MIN([.F3:.F11])" office:value-type="float" office:value="122" calcext:value-type="float">
            <text:p>122</text:p>
          </table:table-cell>
          <table:table-cell table:style-name="Default" table:formula="of:=MIN([.G3:.G11])" office:value-type="float" office:value="122" calcext:value-type="float">
            <text:p>122</text:p>
          </table:table-cell>
          <table:table-cell table:style-name="Default" table:formula="of:=MIN([.H3:.H11])" office:value-type="float" office:value="122" calcext:value-type="float">
            <text:p>122</text:p>
          </table:table-cell>
          <table:table-cell table:style-name="Default" table:formula="of:=MIN([.I3:.I11])" office:value-type="float" office:value="122" calcext:value-type="float">
            <text:p>122</text:p>
          </table:table-cell>
          <table:table-cell table:style-name="Default" table:formula="of:=MIN([.J3:.J11])" office:value-type="float" office:value="122" calcext:value-type="float">
            <text:p>12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formula="of:=MAX([.A3:.A11]) - MIN([.A3:.A11])" office:value-type="float" office:value="26" calcext:value-type="float">
            <text:p>26</text:p>
          </table:table-cell>
          <table:table-cell table:style-name="Default" table:formula="of:=MAX([.B3:.B11]) - MIN([.B3:.B11])" office:value-type="float" office:value="9" calcext:value-type="float">
            <text:p>9</text:p>
          </table:table-cell>
          <table:table-cell table:style-name="Default" table:formula="of:=MAX([.C3:.C11]) - MIN([.C3:.C11])" office:value-type="float" office:value="34196" calcext:value-type="float">
            <text:p>34196</text:p>
          </table:table-cell>
          <table:table-cell table:style-name="Default" table:formula="of:=MAX([.D3:.D11]) - MIN([.D3:.D11])" office:value-type="float" office:value="507190" calcext:value-type="float">
            <text:p>507190</text:p>
          </table:table-cell>
          <table:table-cell table:style-name="Default"/>
          <table:table-cell table:style-name="Default" table:formula="of:=MAX([.F3:.F11]) - MIN([.F3:.F11])" office:value-type="float" office:value="63" calcext:value-type="float">
            <text:p>63</text:p>
          </table:table-cell>
          <table:table-cell table:style-name="Default" table:formula="of:=MAX([.G3:.G11]) - MIN([.G3:.G11])" office:value-type="float" office:value="62" calcext:value-type="float">
            <text:p>62</text:p>
          </table:table-cell>
          <table:table-cell table:style-name="Default" table:formula="of:=MAX([.H3:.H11]) - MIN([.H3:.H11])" office:value-type="float" office:value="62" calcext:value-type="float">
            <text:p>62</text:p>
          </table:table-cell>
          <table:table-cell table:style-name="Default" table:formula="of:=MAX([.I3:.I11]) - MIN([.I3:.I11])" office:value-type="float" office:value="62" calcext:value-type="float">
            <text:p>62</text:p>
          </table:table-cell>
          <table:table-cell table:style-name="Default" table:formula="of:=MAX([.J3:.J11]) - MIN([.J3:.J11])" office:value-type="float" office:value="62.25" calcext:value-type="float">
            <text:p>62.25</text:p>
          </table:table-cell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" svg:font-family="'Droid Sans Devanagari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21:19:37.330001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0:29:37.299175062</meta:creation-date>
    <meta:editing-duration>PT22M4S</meta:editing-duration>
    <meta:editing-cycles>6</meta:editing-cycles>
    <meta:generator>LibreOffice/5.1.4.2$Linux_X86_64 LibreOffice_project/10m0$Build-2</meta:generator>
    <dc:date>2016-07-30T21:40:45.051598962</dc:date>
    <meta:document-statistic meta:table-count="1" meta:cell-count="1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10" chart:maximum="1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cm" chart:symbol-height="0.2cm" chart:link-data-style-to-source="true"/>
      <style:graphic-properties draw:stroke="dash" draw:stroke-dash="Fine_20_Dashed" svg:stroke-color="#9999ff" draw:fill-color="#9999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3cm" svg:height="12.996cm" xlink:href=".." xlink:type="simple" chart:class="chart:scatter" chart:style-name="ch1">
        <chart:legend svg:x="2.176cm" svg:y="0.425cm" style:legend-expansion="custom" chartooo:width="6.667cm" chartooo:height="2.835cm" style:legend-expansion-aspect-ratio="2.35167548500882" chart:style-name="ch2"/>
        <chart:plot-area chart:style-name="ch3" table:cell-range-address="Sheet1.S2:Sheet1.S11 Sheet1.O3:Sheet1.O11 Sheet1.P2:Sheet1.R2" chart:data-source-has-labels="row" svg:x="1.533cm" svg:y="0.259cm" svg:width="20.138cm" svg:height="11.417cm">
          <chartooo:coordinate-region svg:x="2.34cm" svg:y="0.499cm" svg:width="19.091cm" svg:height="10.452cm"/>
          <chart:axis chart:dimension="x" chart:name="primary-x" chart:style-name="ch4">
            <chart:title svg:x="10.103cm" svg:y="11.935cm" chart:style-name="ch5">
              <text:p>Normalized Ranges</text:p>
            </chart:title>
          </chart:axis>
          <chart:axis chart:dimension="y" chart:name="primary-y" chart:style-name="ch6">
            <chart:title svg:x="0.451cm" svg:y="6.659cm" chart:style-name="ch7">
              <text:p>Seconds</text:p>
            </chart:title>
            <chart:grid chart:style-name="ch8" chart:class="major"/>
          </chart:axis>
          <chart:series chart:style-name="ch9" chart:values-cell-range-address="Sheet1.O3:Sheet1.O11" chart:label-cell-address="Sheet1.S2:Sheet1.S2" chart:class="chart:scatter">
            <chart:domain table:cell-range-address="Sheet1.S3:Sheet1.S11"/>
            <chart:data-point chart:repeated="9"/>
          </chart:series>
          <chart:series chart:style-name="ch10" chart:values-cell-range-address="Sheet1.O3:Sheet1.O11" chart:label-cell-address="Sheet1.P2:Sheet1.P2" chart:class="chart:scatter">
            <chart:domain table:cell-range-address="Sheet1.P3:Sheet1.P11"/>
            <chart:data-point chart:repeated="9"/>
          </chart:series>
          <chart:series chart:style-name="ch11" chart:values-cell-range-address="Sheet1.O3:Sheet1.O11" chart:label-cell-address="Sheet1.Q2:Sheet1.Q2" chart:class="chart:scatter">
            <chart:domain table:cell-range-address="Sheet1.Q3:Sheet1.Q11"/>
            <chart:data-point chart:repeated="9"/>
          </chart:series>
          <chart:series chart:style-name="ch12" chart:values-cell-range-address="Sheet1.O3:Sheet1.O11" chart:label-cell-address="Sheet1.R2:Sheet1.R2" chart:class="chart:scatter">
            <chart:domain table:cell-range-address="Sheet1.R3:Sheet1.R11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Total Genotypes</text:p>
                <draw:g>
                  <svg:desc>Sheet1.S2:Sheet1.S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Bitsize</text:p>
                <draw:g>
                  <svg:desc>Sheet1.P2:Sheet1.P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No. of Genotypes</text:p>
                <draw:g>
                  <svg:desc>Sheet1.Q2:Sheet1.Q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No. of Markers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7983595891086">
                <text:p>0.0327983595891086</text:p>
                <draw:g>
                  <svg:desc>Sheet1.S3:Sheet1.S11</svg:desc>
                </draw:g>
              </table:table-cell>
              <table:table-cell office:value-type="float" office:value="122.25">
                <text:p>122.25</text:p>
                <draw:g>
                  <svg:desc>Sheet1.O3:Sheet1.O11</svg:desc>
                </draw:g>
              </table:table-cell>
              <table:table-cell office:value-type="float" office:value="0">
                <text:p>0</text:p>
                <draw:g>
                  <svg:desc>Sheet1.P3:Sheet1.P11</svg:desc>
                </draw:g>
              </table:table-cell>
              <table:table-cell office:value-type="float" office:value="122.25">
                <text:p>122.25</text:p>
                <draw:g>
                  <svg:desc>Sheet1.O3:Sheet1.O11</svg:desc>
                </draw:g>
              </table:table-cell>
              <table:table-cell office:value-type="float" office:value="0">
                <text:p>0</text:p>
                <draw:g>
                  <svg:desc>Sheet1.Q3:Sheet1.Q11</svg:desc>
                </draw:g>
              </table:table-cell>
              <table:table-cell office:value-type="float" office:value="122.25">
                <text:p>122.25</text:p>
                <draw:g>
                  <svg:desc>Sheet1.O3:Sheet1.O11</svg:desc>
                </draw:g>
              </table:table-cell>
              <table:table-cell office:value-type="float" office:value="0.562668148321441">
                <text:p>0.562668148321441</text:p>
                <draw:g>
                  <svg:desc>Sheet1.R3:Sheet1.R11</svg:desc>
                </draw:g>
              </table:table-cell>
              <table:table-cell office:value-type="float" office:value="122.25">
                <text:p>122.25</text:p>
                <draw:g>
                  <svg:desc>Sheet1.O3:Sheet1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923835249118">
                <text:p>0.176923835249118</text:p>
              </table:table-cell>
              <table:table-cell office:value-type="float" office:value="122">
                <text:p>12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22">
                <text:p>12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22">
                <text:p>122</text:p>
              </table:table-cell>
              <table:table-cell office:value-type="float" office:value="0.747602058720318">
                <text:p>0.7476020587203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673021944439">
                <text:p>0.45673021944439</text:p>
              </table:table-cell>
              <table:table-cell office:value-type="float" office:value="122.25">
                <text:p>122.2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2.25">
                <text:p>122.2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22.25">
                <text:p>122.25</text:p>
              </table:table-cell>
              <table:table-cell office:value-type="float" office:value="0.804392326587905">
                <text:p>0.804392326587905</text:p>
              </table:table-cell>
              <table:table-cell office:value-type="float" office:value="122.25">
                <text:p>12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1119304402689">
                <text:p>0.371119304402689</text:p>
              </table:table-cell>
              <table:table-cell office:value-type="float" office:value="122">
                <text:p>12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22">
                <text:p>1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22">
                <text:p>122</text:p>
              </table:table-cell>
              <table:table-cell office:value-type="float" office:value="0.804392326587905">
                <text:p>0.8043923265879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5855399357243">
                <text:p>0.585855399357243</text:p>
              </table:table-cell>
              <table:table-cell office:value-type="float" office:value="122">
                <text:p>122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22">
                <text:p>1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47631301906656">
                <text:p>0.7476313019066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782684989846">
                <text:p>0.37782684989846</text:p>
              </table:table-cell>
              <table:table-cell office:value-type="float" office:value="122">
                <text:p>122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22">
                <text:p>12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0.75">
                <text:p>130.75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130.75">
                <text:p>130.7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30.75">
                <text:p>130.75</text:p>
              </table:table-cell>
              <table:table-cell office:value-type="float" office:value="0">
                <text:p>0</text:p>
              </table:table-cell>
              <table:table-cell office:value-type="float" office:value="130.75">
                <text:p>13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3768015930913">
                <text:p>0.0313768015930913</text:p>
              </table:table-cell>
              <table:table-cell office:value-type="float" office:value="151">
                <text:p>15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51">
                <text:p>15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0.926453386360978">
                <text:p>0.926453386360978</text:p>
              </table:table-cell>
              <table:table-cell office:value-type="float" office:value="184.25">
                <text:p>18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